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IdentityRequest.getRe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IdentityRequest.setRealName( String re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IdentityRequest.setIgnoreIdNumberRepeat( boolean ignoreIdNumberRepe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IdentityRequest.getId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IdentityRequest.setUserId( int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05.test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hIdentityRequest.setBusinessLine( String business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05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hIdentityRequest.setIdNumber( String id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.configure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Controller.test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uthIdentityRequest.getBusiness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IdentityRequest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IdentityRequest.setOffline( boolean off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IdentityRequest.isIgnoreIdNumberRep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IdentityRequest.getAp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IdentityRequest.isOff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IdentityRequest.setAppId( String ap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